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4.964cm"/>
    </style:style>
    <style:style style:name="co6" style:family="table-column">
      <style:table-column-properties fo:break-before="auto" style:column-width="0.538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number:number-style style:name="N10002" number:language="en" number:country="AU">
      <number:number number:decimal-places="2" number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3" style:family="table-cell" style:parent-style-name="Default" style:data-style-name="N30000"/>
    <style:style style:name="ce5" style:family="table-cell" style:parent-style-name="Default" style:data-style-name="N10000"/>
    <style:style style:name="ce6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USB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ngths</text:p>
          </table:table-cell>
          <table:table-cell office:value-type="string" calcext:value-type="string">
            <text:p>DP (in mm)</text:p>
          </table:table-cell>
          <table:table-cell office:value-type="string" calcext:value-type="string">
            <text:p>DM (in mm)</text:p>
          </table:table-cell>
        </table:table-row>
        <table:table-row table:style-name="ro1">
          <table:table-cell office:value-type="string" calcext:value-type="string">
            <text:p>To STM</text:p>
          </table:table-cell>
          <table:table-cell table:style-name="ce1" office:value-type="float" office:value="25.97" calcext:value-type="float">
            <text:p>25.97</text:p>
          </table:table-cell>
          <table:table-cell table:style-name="ce1"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To Connector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" office:value-type="float" office:value="10.216" calcext:value-type="float">
            <text:p>10.21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3])" office:value-type="float" office:value="36.72" calcext:value-type="float">
            <text:p>36,72</text:p>
          </table:table-cell>
          <table:table-cell table:formula="of:=SUM([.C2:.C3])" office:value-type="float" office:value="36.916" calcext:value-type="float">
            <text:p>36,916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[.B4]-[.C4]" office:value-type="float" office:value="-0.195999999999998" calcext:value-type="float">
            <text:p>-0,195999999999998</text:p>
          </table:table-cell>
          <table:table-cell/>
        </table:table-row>
      </table:table>
      <table:table table:name="C71" table:style-name="ta1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Power limiting, when switching on the SD car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e On Semi application note AND9093/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oad</text:p>
          </table:table-cell>
          <table:table-cell office:value-type="float" office:value="0.0000023" calcext:value-type="float">
            <text:p>0.00000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In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f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l</text:p>
          </table:table-cell>
          <table:table-cell table:formula="of:=[.B8]+[.B9]/[.B10]"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((([.B7]+[.B15])/[.B5])+([.B15]/[.B6]))*([.B3]/[.B4])" office:value-type="float" office:value="0.00000000442788333333" calcext:value-type="float">
            <text:p>4.42788333333333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-&gt;C71 should be at least 4.4pF</text:p>
          </table:table-cell>
          <table:table-cell table:style-name="Default"/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ED color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esistor voltage</text:p>
          </table:table-cell>
          <table:table-cell office:value-type="float" office:value="1.433" calcext:value-type="float">
            <text:p>1.433</text:p>
          </table:table-cell>
          <table:table-cell office:value-type="float" office:value="0.933" calcext:value-type="float">
            <text:p>0.933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formula="of:=[.B4]/[.B3]" office:value-type="float" office:value="0.00255892857142857" calcext:value-type="float">
            <text:p>0.00255892857142857</text:p>
          </table:table-cell>
          <table:table-cell table:formula="of:=[.C4]/[.C3]" office:value-type="float" office:value="0.000198510638297872" calcext:value-type="float">
            <text:p>0.000198510638297872</text:p>
          </table:table-cell>
          <table:table-cell table:formula="of:=[.D4]/[.D3]" office:value-type="float" office:value="0.00116595744680851" calcext:value-type="float">
            <text:p>0.001165957446808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 per LED</text:p>
          </table:table-cell>
          <table:table-cell table:number-columns-repeated="2"/>
          <table:table-cell table:formula="of:=[.B5]+[.C5]+[.D5]" office:value-type="float" office:value="0.00392339665653495" calcext:value-type="float">
            <text:p>0.003923396656534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um per 5 LEDs</text:p>
          </table:table-cell>
          <table:table-cell table:number-columns-repeated="2"/>
          <table:table-cell table:formula="of:=[.D8]*5" office:value-type="float" office:value="0.0196169832826748" calcext:value-type="float">
            <text:p>0.0196169832826748</text:p>
          </table:table-cell>
          <table:table-cell office:value-type="string" calcext:value-type="string">
            <text:p>A</text:p>
          </table:table-cell>
        </table:table-row>
      </table:table>
      <table:table table:name="L2" table:style-name="ta1"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Inductivity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nance</text:p>
          </table:table-cell>
          <table:table-cell table:style-name="ce6" table:formula="of:=1/(2*3.1415*SQRT([.B1]*[.B2]))" office:value-type="float" office:value="50330.6964852519" calcext:value-type="float">
            <text:p>50330.7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</table:table-row>
      </table:table>
      <table:table table:name="R88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U in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full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empty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short circu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arging current full</text:p>
          </table:table-cell>
          <table:table-cell table:formula="of:=([.B2]-[.B3])/([.$B6])" office:value-type="float" office:value="0.025" calcext:value-type="float">
            <text:p>0,025</text:p>
          </table:table-cell>
          <table:table-cell table:formula="of:=([.C2]-[.C3])/([.$B6])" office:value-type="float" office:value="0.05" calcext:value-type="float">
            <text:p>0,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arging current empty</text:p>
          </table:table-cell>
          <table:table-cell table:formula="of:=([.B2]-[.B4])/([.B6])" office:value-type="float" office:value="0.116666666666667" calcext:value-type="float">
            <text:p>0,116666666666667</text:p>
          </table:table-cell>
          <table:table-cell table:formula="of:=([.C2]-[.C4])/([.C6])" office:value-type="float" office:value="0.141666666666667" calcext:value-type="float">
            <text:p>0,14166666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rrnt short circuit</text:p>
          </table:table-cell>
          <table:table-cell table:formula="of:=([.B2]-[.B5])/([.B6])" office:value-type="float" office:value="0.25" calcext:value-type="float">
            <text:p>0,25</text:p>
          </table:table-cell>
          <table:table-cell table:formula="of:=([.C2]-[.C5])/([.C6])" office:value-type="float" office:value="0.275" calcext:value-type="float">
            <text:p>0,2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 R88 short circuit</text:p>
          </table:table-cell>
          <table:table-cell table:formula="of:=[.B10]*[.B2]" office:value-type="float" office:value="0.75" calcext:value-type="float">
            <text:p>0,75</text:p>
          </table:table-cell>
          <table:table-cell table:formula="of:=[.C10]*[.C2]" office:value-type="float" office:value="0.9075" calcext:value-type="float">
            <text:p>0,9075</text:p>
          </table:table-cell>
          <table:table-cell office:value-type="string" calcext:value-type="string">
            <text:p>W</text:p>
          </table:table-cell>
        </table:table-row>
      </table:table>
      <table:table table:name="Power estimate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32F4 @ 60MHz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 all on with multiplexing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 card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mA pe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amplifier</text:p>
          </table:table-cell>
          <table:table-cell office:value-type="float" office:value="0.0047" calcext:value-type="float">
            <text:p>0,0047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dio speaker max</text:p>
          </table:table-cell>
          <table:table-cell table:formula="of:=SQRT([.D6]/[.F6])" office:value-type="float" office:value="0.158113883008419" calcext:value-type="float">
            <text:p>0,158113883008419</text:p>
          </table:table-cell>
          <table:table-cell office:value-type="string" calcext:value-type="string">
            <text:p>A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hm</text:p>
          </table:table-cell>
          <table:table-cell table:formula="of:=SQRT([.D6]*[.F6])" office:value-type="float" office:value="1.26491106406735" calcext:value-type="float">
            <text:p>1,2649110640673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])" office:value-type="float" office:value="0.224813883008419" calcext:value-type="float">
            <text:p>0,224813883008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imum supported by MCP 1640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formula="of:=[.B1]*[.B7]" office:value-type="float" office:value="0.741885813927783" calcext:value-type="float">
            <text:p>0,74188581392778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up efficiency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Power</text:p>
          </table:table-cell>
          <table:table-cell table:formula="of:=[.B8]/[.B9]" office:value-type="float" office:value="0.872806839915038" calcext:value-type="float">
            <text:p>0,872806839915038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current</text:p>
          </table:table-cell>
          <table:table-cell table:formula="of:=[.B10]/[.B11]" office:value-type="float" office:value="0.415622304721447" calcext:value-type="float">
            <text:p>0,415622304721447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10-02T22:36:55.756108303</meta:creation-date>
    <dc:date>2025-10-08T18:53:23.277362007</dc:date>
    <dc:creator>Malte Marwedel</dc:creator>
    <meta:editing-duration>PT1H47M56S</meta:editing-duration>
    <meta:editing-cycles>26</meta:editing-cycles>
    <meta:generator>LibreOffice/7.4.7.2$Linux_X86_64 LibreOffice_project/40$Build-2</meta:generator>
    <meta:document-statistic meta:table-count="6" meta:cell-count="164" meta:object-count="0"/>
  </office:meta>
</office:document-meta>
</file>